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Text_20_body" style:list-style-name="L4"/>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4">
      <style:text-properties fo:font-weight="normal" style:font-weight-asian="normal" style:font-weight-complex="normal"/>
    </style:style>
    <style:style style:name="P33" style:family="paragraph" style:parent-style-name="Text_20_body" style:list-style-name="L5">
      <style:paragraph-properties fo:margin-top="0cm" fo:margin-bottom="0cm"/>
    </style:style>
    <style:style style:name="P34" style:family="paragraph" style:parent-style-name="Text_20_body" style:list-style-name="L6">
      <style:paragraph-properties fo:margin-top="0cm" fo:margin-bottom="0cm"/>
    </style:style>
    <style:style style:name="P35" style:family="paragraph" style:list-style-name="L4"/>
    <style:style style:name="P36"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Scope<text:tab/>4</text:p>
          <text:p text:style-name="P17">Definitions<text:tab/>4</text:p>
          <text:p text:style-name="P18">Video stream (images)<text:tab/>4</text:p>
          <text:p text:style-name="P18">Audio stream<text:tab/>4</text:p>
          <text:p text:style-name="P18">Container format<text:tab/>4</text:p>
          <text:p text:style-name="P17">Data Sources<text:tab/>4</text:p>
          <text:p text:style-name="P17">Process<text:tab/>5</text:p>
          <text:p text:style-name="P17">Working copy<text:tab/>5</text:p>
          <text:p text:style-name="P17">Access copy<text:tab/>5</text:p>
          <text:p text:style-name="P17">Requirements<text:tab/>5</text:p>
          <text:p text:style-name="P18">Digital Format<text:tab/>5</text:p>
          <text:p text:style-name="P19">Community developed<text:tab/>5</text:p>
          <text:p text:style-name="P19">Multiple implementations<text:tab/>6</text:p>
          <text:p text:style-name="P19">Openly specified<text:tab/>6</text:p>
          <text:p text:style-name="P19">Patent and royalty free<text:tab/>6</text:p>
          <text:p text:style-name="P18">Essential Characteristics of Video<text:tab/>6</text:p>
          <text:p text:style-name="P19">Colour-space<text:tab/>7</text:p>
          <text:p text:style-name="P19">Compression<text:tab/>7</text:p>
          <text:p text:style-name="P19">Resolution<text:tab/>8</text:p>
          <text:p text:style-name="P17">Video Codec vs Video Format<text:tab/>8</text:p>
          <text:p text:style-name="P17">Options<text:tab/>9</text:p>
          <text:p text:style-name="P18">Lossless Video Options<text:tab/>9</text:p>
          <text:p text:style-name="P19">Open Lossless Video Options<text:tab/>10</text:p>
          <text:p text:style-name="P19">Assessing Video Format Requirements Suitability<text:tab/>10</text:p>
          <text:p text:style-name="P20">Dirac<text:tab/>10</text:p>
          <text:p text:style-name="P21">Technical details<text:tab/>10</text:p>
          <text:p text:style-name="P21">Format requirements<text:tab/>11</text:p>
          <text:p text:style-name="P22">Community developed<text:tab/>11</text:p>
          <text:p text:style-name="P22">Multiple implementations<text:tab/>11</text:p>
          <text:p text:style-name="P22">Openly specified<text:tab/>11</text:p>
          <text:p text:style-name="P22">Patent and royalty free<text:tab/>11</text:p>
          <text:p text:style-name="P21">Suitability score<text:tab/>12</text:p>
          <text:p text:style-name="P20">FFV1<text:tab/>12</text:p>
          <text:p text:style-name="P21">Technical details<text:tab/>12</text:p>
          <text:p text:style-name="P21">Format requirements<text:tab/>12</text:p>
          <text:p text:style-name="P22">Community developed<text:tab/>12</text:p>
          <text:p text:style-name="P22">Multiple implementations<text:tab/>13</text:p>
          <text:p text:style-name="P22">Openly specified<text:tab/>13</text:p>
          <text:p text:style-name="P22">Patent and royalty free<text:tab/>13</text:p>
          <text:p text:style-name="P21">Suitability score<text:tab/>13</text:p>
          <text:p text:style-name="P20">H.264<text:tab/>13</text:p>
          <text:p text:style-name="P21">Technical details<text:tab/>13</text:p>
          <text:p text:style-name="P21">Format requirements<text:tab/>13</text:p>
          <text:p text:style-name="P22">Community developed<text:tab/>13</text:p>
          <text:p text:style-name="P22">Multiple implementations<text:tab/>13</text:p>
          <text:p text:style-name="P22">Openly specified<text:tab/>14</text:p>
          <text:p text:style-name="P22">Patent and royalty free<text:tab/>14</text:p>
          <text:p text:style-name="P21">Suitability score<text:tab/>14</text:p>
          <text:p text:style-name="P20">Huffyuv<text:tab/>14</text:p>
          <text:p text:style-name="P21"><text:soft-page-break/>Technical details<text:tab/>14</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5</text:p>
          <text:p text:style-name="P21">Suitability score<text:tab/>15</text:p>
          <text:p text:style-name="P20">Lagarith<text:tab/>15</text:p>
          <text:p text:style-name="P21">Technical details<text:tab/>15</text:p>
          <text:p text:style-name="P21">Format requirements<text:tab/>15</text:p>
          <text:p text:style-name="P22">Community developed<text:tab/>16</text:p>
          <text:p text:style-name="P22">Multiple implementations<text:tab/>16</text:p>
          <text:p text:style-name="P22">Openly specified<text:tab/>16</text:p>
          <text:p text:style-name="P22">Patent and royalty free<text:tab/>16</text:p>
          <text:p text:style-name="P21">Suitability score<text:tab/>16</text:p>
          <text:p text:style-name="P20">Motion JPEG 2000<text:tab/>16</text:p>
          <text:p text:style-name="P21">Technical details<text:tab/>16</text:p>
          <text:p text:style-name="P21">Format requirements<text:tab/>16</text:p>
          <text:p text:style-name="P22">Community developed<text:tab/>17</text:p>
          <text:p text:style-name="P22">Multiple implementations<text:tab/>17</text:p>
          <text:p text:style-name="P22">Openly specified<text:tab/>17</text:p>
          <text:p text:style-name="P22">Patent and royalty free<text:tab/>17</text:p>
          <text:p text:style-name="P21">Suitability score<text:tab/>17</text:p>
          <text:p text:style-name="P18">Assessing Format Requirements Suitability<text:tab/>17</text:p>
          <text:p text:style-name="P19">Assessing performance<text:tab/>18</text:p>
          <text:p text:style-name="P19">Recommended Video Codec<text:tab/>18</text:p>
          <text:p text:style-name="P18">Lossless Audio Options<text:tab/>18</text:p>
          <text:p text:style-name="P19">Open Lossless audio options<text:tab/>19</text:p>
          <text:p text:style-name="P19">Recommended Audio<text:tab/>20</text:p>
          <text:p text:style-name="P18">Container options<text:tab/>20</text:p>
          <text:p text:style-name="P19">Background on a complicated relationship<text:tab/>20</text:p>
          <text:p text:style-name="P19">Open Container Options<text:tab/>21</text:p>
          <text:p text:style-name="P19">Assessing Container Format Requirements Suitability<text:tab/>22</text:p>
          <text:p text:style-name="P20">[Container]<text:tab/>22</text:p>
          <text:p text:style-name="P21">Format requirements<text:tab/>22</text:p>
          <text:p text:style-name="P22">Community developed<text:tab/>22</text:p>
          <text:p text:style-name="P22">Multiple implementations<text:tab/>22</text:p>
          <text:p text:style-name="P22">Openly specified<text:tab/>22</text:p>
          <text:p text:style-name="P22">Patent and royalty free<text:tab/>22</text:p>
          <text:p text:style-name="P21">Suitability score<text:tab/>22</text:p>
          <text:p text:style-name="P19">Recommended Container<text:tab/>23</text:p>
          <text:p text:style-name="P17">Alternate options<text:tab/>23</text:p>
          <text:p text:style-name="P17">Test cases<text:tab/>23</text:p>
          <text:p text:style-name="P17">Summary<text:tab/>23</text:p>
          <text:p text:style-name="P17">Recommendation<text:tab/>24</text:p>
          <text:p text:style-name="P18">Video<text:tab/>24</text:p>
          <text:p text:style-name="P18">Audio<text:tab/>24</text:p>
          <text:p text:style-name="P18">Container<text:tab/>24</text:p>
        </text:index-body>
      </text:table-of-content>
      <text:p text:style-name="Text_20_body"/>
      <text:h text:style-name="P36"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1496611990" text:style-name="L1">
        <text:list-item>
          <text:p text:style-name="P23">Be community developed.</text:p>
        </text:list-item>
        <text:list-item>
          <text:p text:style-name="P23">Have multiple implementations.</text:p>
        </text:list-item>
        <text:list-item>
          <text:p text:style-name="P23">Be openly specified.</text:p>
        </text:list-item>
        <text:list-item>
          <text:p text:style-name="P23">Be patent and royalty free.</text:p>
        </text:list-item>
      </text:list>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In the case of digital records, archivists are not interested in the “original” records but in capturing and recreating the fleeting and temporary performance of that record on the screen when it was viewed.”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1332143943" text:style-name="L2">
        <text:list-item>
          <text:p text:style-name="P25">No loss of information.</text:p>
        </text:list-item>
        <text:list-item>
          <text:p text:style-name="P24"><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24, RGB32, RGBA, YUY2, and YV12?<text:span text:style-name="T3">).</text:span></text:p>
        </text:list-item>
        <text:list-item>
          <text:p text:style-name="P25">The required frame rate is preserved.</text:p>
        </text:list-item>
        <text:list-item>
          <text:p text:style-name="P25">The original resolution is maintained.</text:p>
        </text:list-item>
      </text:list>
      <text:list xml:id="list874842979" text:style-name="L3">
        <text:list-item>
          <text:p text:style-name="P26">Metadata?</text:p>
        </text:list-item>
        <text:list-item>
          <text:p text:style-name="P26">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text:soft-page-break/></text:p>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text:soft-page-break/>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uncompressed video file formats in existence, however not all of these will meet our requirements (note that some of these are codecs, rather than a file format).</text:p>
      <text:p text:style-name="Standard"/>
      <text:list xml:id="list57168717" text:style-name="L4">
        <text:list-item>
          <text:p text:style-name="P28">Alparysoft (codec)</text:p>
        </text:list-item>
        <text:list-item>
          <text:p text:style-name="P28">ArithYuv (codec)</text:p>
        </text:list-item>
        <text:list-item>
          <text:p text:style-name="P28">AVIzlib</text:p>
        </text:list-item>
        <text:list-item>
          <text:p text:style-name="P28">CamStudio GZIP</text:p>
        </text:list-item>
        <text:list-item>
          <text:p text:style-name="P28">CorePNG</text:p>
        </text:list-item>
        <text:list-item>
          <text:p text:style-name="P28">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8">FastCodec</text:p>
        </text:list-item>
        <text:list-item>
          <text:p text:style-name="P28">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28">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28">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28">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8">LCL</text:p>
        </text:list-item>
        <text:list-item>
          <text:p text:style-name="P28">LOCO</text:p>
        </text:list-item>
        <text:list-item>
          <text:p text:style-name="P28">LZO</text:p>
        </text:list-item>
        <text:list-item>
          <text:p text:style-name="P28">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8"><text:soft-page-break/>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8">PICVideo</text:p>
        </text:list-item>
        <text:list-item>
          <text:p text:style-name="P28">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28">Snow (codec)</text:p>
        </text:list-item>
        <text:list-item>
          <text:p text:style-name="P28">YULS (codec)</text:p>
        </text:list-item>
        <text:list-item>
          <text:p text:style-name="P28">Uncompressed RGB</text:p>
        </text:list-item>
        <text:list-item>
          <text:p text:style-name="P28">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507197690" text:continue-numbering="true" text:style-name="L4">
        <text:list-item>
          <text:p text:style-name="P28">Dirac</text:p>
        </text:list-item>
        <text:list-item>
          <text:p text:style-name="P28">FFV1</text:p>
        </text:list-item>
        <text:list-item>
          <text:p text:style-name="P28">H.264</text:p>
        </text:list-item>
        <text:list-item>
          <text:p text:style-name="P28">Huffyuv</text:p>
        </text:list-item>
        <text:list-item>
          <text:p text:style-name="P28">Lagarith</text:p>
        </text:list-item>
        <text:list-item>
          <text:p text:style-name="P28">Motion JPEG 2000</text:p>
        </text:list-item>
        <text:list-item>
          <text:p text:style-name="P28">Uncompressed RGB</text:p>
        </text:list-item>
        <text:list-item>
          <text:p text:style-name="P28">Uncompressed YUV</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text:soft-page-break/>Compression - </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oft-page-break/><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span text:style-name="T8">:</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text:soft-page-break/>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ext:soft-page-break/>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codec with great compression, which uses adaptive Huffman encoding.<text:note text:id="ftn70" text:note-class="footnote"><text:note-citation>70</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text:soft-page-break/>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1" text:note-class="footnote"><text:note-citation>71</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2" text:note-class="footnote"><text:note-citation>72</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3" text:note-class="footnote"><text:note-citation>73</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text:soft-page-break/>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4" text:note-class="footnote"><text:note-citation>74</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5" text:note-class="footnote"><text:note-citation>75</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6" text:note-class="footnote"><text:note-citation>76</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text:soft-page-break/>Community developed</text:h>
      <text:p text:style-name="Text_20_body">The Motion JPEG 2000 specification is covered in part three of the JPEG 2000 specification. As such, it was developed by the Joint Photographic Experts Group.<text:note text:id="ftn77" text:note-class="footnote"><text:note-citation>77</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8" text:note-class="footnote"><text:note-citation>78</text:note-citation><text:note-body><text:p text:style-name="Footnote"><text:a xlink:type="simple" xlink:href="http://www.itu.int/rec/T-REC-T.802">http://www.itu.int/rec/T-REC-T.802</text:a></text:p></text:note-body></text:note> specification, and the other as ISO/IEC 15444-3.<text:note text:id="ftn79" text:note-class="footnote"><text:note-citation>79</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0" text:note-class="footnote"><text:note-citation>80</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pan text:style-name="T3">2000 will use. Even so, the core coding system is made a the JPEG committee has stated that undeclared and obscure submarine patents may still present a hazard.</text:span><text:span text:style-name="T3"><text:note text:id="ftn81" text:note-class="footnote"><text:note-citation>81</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82" text:note-class="footnote"><text:note-citation>82</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3" text:note-class="footnote"><text:note-citation>83</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Assessing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ext:soft-page-break/>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Text_20_body"/>
      <text:h text:style-name="Heading_20_3" text:outline-level="3">Assessing performance</text:h>
      <text:p text:style-name="Text_20_body">A comparison <text:span text:style-name="T10">was conducted in 2007</text:span>,<text:note text:id="ftn84" text:note-class="footnote"><text:note-citation>84</text:note-citation><text:note-body><text:p text:style-name="Footnote"><text:a xlink:type="simple" xlink:href="http://compression.ru/video/codec_comparison/lossless_codecs_2007_en.html">http://compression.ru/video/codec_comparison/lossless_codecs_2007_en.html</text:a></text:p></text:note-body></text:note> which benchmarked the performance of lossless <text:span text:style-name="T5">codecs</text:span><text:span text:style-name="T10">. Unfortunately, </text:span>both dirac-research and Schroedinger, as well as a Motion JPEG 2000 codec were absent, however this research may be updated at some point in time. The report does however comment on several other formats and codecs, including FFV1, Huffyuv, Lagarith and x264.</text:p>
      <text:p text:style-name="Text_20_body">The main conclusions were:</text:p>
      <text:list xml:id="list1896422975" text:style-name="L5">
        <text:list-item>
          <text:p text:style-name="P33">In Video Capture and Video Editing Area the overall clear winner is Lagarith. </text:p>
        </text:list-item>
      </text:list>
      <text:list xml:id="list905055888" text:style-name="L6">
        <text:list-item>
          <text:p text:style-name="P34">In Maximum Compression area the overall winner is YULS. </text:p>
        </text:list-item>
      </text:list>
      <text:list xml:id="list1662742626" text:style-name="L7">
        <text:list-item>
          <text:p text:style-name="P29">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text:p>
      <text:h text:style-name="Heading_20_2" text:outline-level="2">Lossless Audio Options</text:h>
      <text:p text:style-name="P2">The NAA has already chosen a data format for the preservation of audio, namely FLAC<text:note text:id="ftn85" text:note-class="footnote"><text:note-citation>85</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1925284195" text:style-name="L8">
        <text:list-item>
          <text:p text:style-name="P30">AIFF<text:note text:id="ftn86" text:note-class="footnote"><text:note-citation>86</text:note-citation><text:note-body><text:p text:style-name="Footnote"><text:a xlink:type="simple" xlink:href="http://en.wikipedia.org/wiki/AIFF">http://en.wikipedia.org/wiki/AIFF</text:a></text:p></text:note-body></text:note></text:p>
        </text:list-item>
        <text:list-item>
          <text:p text:style-name="P30">ALAC<text:note text:id="ftn87" text:note-class="footnote"><text:note-citation>87</text:note-citation><text:note-body><text:p text:style-name="Footnote"><text:a xlink:type="simple" xlink:href="http://en.wikipedia.org/wiki/Apple_Lossless">http://en.wikipedia.org/wiki/Apple_Lossless</text:a></text:p></text:note-body></text:note> – (Apple Lossless Audio Codec)</text:p>
        </text:list-item>
        <text:list-item>
          <text:p text:style-name="P30">apt-X Lossless<text:note text:id="ftn88" text:note-class="footnote"><text:note-citation>88</text:note-citation><text:note-body><text:p text:style-name="Footnote"><text:a xlink:type="simple" xlink:href="http://en.wikipedia.org/wiki/Apt-X">http://en.wikipedia.org/wiki/Apt-X</text:a></text:p></text:note-body></text:note></text:p>
        </text:list-item>
        <text:list-item>
          <text:p text:style-name="P30">ATRAC Advanced Lossless<text:note text:id="ftn89" text:note-class="footnote"><text:note-citation>89</text:note-citation><text:note-body><text:p text:style-name="Footnote"><text:a xlink:type="simple" xlink:href="http://en.wikipedia.org/wiki/Atrac#ATRAC_Advanced_Lossless">http://en.wikipedia.org/wiki/Atrac#ATRAC_Advanced_Lossless</text:a></text:p></text:note-body></text:note></text:p>
        </text:list-item>
        <text:list-item>
          <text:p text:style-name="P30">AU<text:note text:id="ftn90" text:note-class="footnote"><text:note-citation>90</text:note-citation><text:note-body><text:p text:style-name="Footnote"><text:a xlink:type="simple" xlink:href="http://en.wikipedia.org/wiki/Au_file_format">http://en.wikipedia.org/wiki/Au_file_format</text:a></text:p></text:note-body></text:note></text:p>
        </text:list-item>
        <text:list-item>
          <text:p text:style-name="P30"><text:soft-page-break/>BWF<text:note text:id="ftn91" text:note-class="footnote"><text:note-citation>91</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30">DT<text:note text:id="ftn92" text:note-class="footnote"><text:note-citation>92</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30">Dolby TrueHD<text:note text:id="ftn93" text:note-class="footnote"><text:note-citation>93</text:note-citation><text:note-body><text:p text:style-name="Footnote"><text:a xlink:type="simple" xlink:href="http://en.wikipedia.org/wiki/Dolby_truehd">http://en.wikipedia.org/wiki/Dolby_truehd</text:a></text:p></text:note-body></text:note></text:p>
        </text:list-item>
        <text:list-item>
          <text:p text:style-name="P30">DTS-HD Master Audio<text:note text:id="ftn94" text:note-class="footnote"><text:note-citation>94</text:note-citation><text:note-body><text:p text:style-name="Footnote"><text:a xlink:type="simple" xlink:href="http://en.wikipedia.org/wiki/DTS-HD_Master_Audio">http://en.wikipedia.org/wiki/DTS-HD_Master_Audio</text:a></text:p></text:note-body></text:note></text:p>
        </text:list-item>
        <text:list-item>
          <text:p text:style-name="P30">FLAC<text:note text:id="ftn95" text:note-class="footnote"><text:note-citation>95</text:note-citation><text:note-body><text:p text:style-name="Footnote"><text:a xlink:type="simple" xlink:href="http://en.wikipedia.org/wiki/Flac">http://en.wikipedia.org/wiki/Flac</text:a></text:p></text:note-body></text:note> (Free Lossless Audio Codec)</text:p>
        </text:list-item>
        <text:list-item>
          <text:p text:style-name="P30">LA<text:note text:id="ftn96" text:note-class="footnote"><text:note-citation>96</text:note-citation><text:note-body><text:p text:style-name="Footnote"><text:a xlink:type="simple" xlink:href="http://en.wikipedia.org/wiki/Lossless_audio">http://en.wikipedia.org/wiki/Lossless_audio</text:a></text:p></text:note-body></text:note> (Lossless Audio)</text:p>
        </text:list-item>
        <text:list-item>
          <text:p text:style-name="P30">MLP<text:note text:id="ftn97" text:note-class="footnote"><text:note-citation>97</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30">MPEG-4 ALS<text:note text:id="ftn98" text:note-class="footnote"><text:note-citation>98</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30">MPEG-4 SLS<text:note text:id="ftn99" text:note-class="footnote"><text:note-citation>99</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30">Monkey's Audio<text:note text:id="ftn100" text:note-class="footnote"><text:note-citation>100</text:note-citation><text:note-body><text:p text:style-name="Footnote"><text:a xlink:type="simple" xlink:href="http://en.wikipedia.org/wiki/Monkey_Audio">http://en.wikipedia.org/wiki/Monkey_Audio</text:a></text:p></text:note-body></text:note></text:p>
        </text:list-item>
        <text:list-item>
          <text:p text:style-name="P30">OptimFROG<text:note text:id="ftn101" text:note-class="footnote"><text:note-citation>101</text:note-citation><text:note-body><text:p text:style-name="Footnote"><text:a xlink:type="simple" xlink:href="http://en.wikipedia.org/wiki/Optimfrog">http://en.wikipedia.org/wiki/Optimfrog</text:a></text:p></text:note-body></text:note></text:p>
        </text:list-item>
        <text:list-item>
          <text:p text:style-name="P30">PCM<text:note text:id="ftn102" text:note-class="footnote"><text:note-citation>102</text:note-citation><text:note-body><text:p text:style-name="Footnote"><text:a xlink:type="simple" xlink:href="http://en.wikipedia.org/wiki/PCM">http://en.wikipedia.org/wiki/PCM</text:a></text:p></text:note-body></text:note></text:p>
        </text:list-item>
        <text:list-item>
          <text:p text:style-name="P30">RealAudio Lossless<text:note text:id="ftn103" text:note-class="footnote"><text:note-citation>103</text:note-citation><text:note-body><text:p text:style-name="Footnote"><text:a xlink:type="simple" xlink:href="http://en.wikipedia.org/wiki/Realaudio">http://en.wikipedia.org/wiki/Realaudio</text:a></text:p></text:note-body></text:note></text:p>
        </text:list-item>
        <text:list-item>
          <text:p text:style-name="P30">SHN<text:note text:id="ftn104" text:note-class="footnote"><text:note-citation>104</text:note-citation><text:note-body><text:p text:style-name="Footnote"><text:a xlink:type="simple" xlink:href="http://en.wikipedia.org/wiki/Shorten">http://en.wikipedia.org/wiki/Shorten</text:a></text:p></text:note-body></text:note> (Shorten)</text:p>
        </text:list-item>
        <text:list-item>
          <text:p text:style-name="P30">TTA<text:note text:id="ftn105" text:note-class="footnote"><text:note-citation>105</text:note-citation><text:note-body><text:p text:style-name="Footnote"><text:a xlink:type="simple" xlink:href="http://en.wikipedia.org/wiki/TTA_%28codec%29">http://en.wikipedia.org/wiki/TTA_%28codec%29</text:a></text:p></text:note-body></text:note> (True Audio Lossless)</text:p>
        </text:list-item>
        <text:list-item>
          <text:p text:style-name="P30">WAV/WAVE<text:note text:id="ftn106" text:note-class="footnote"><text:note-citation>106</text:note-citation><text:note-body><text:p text:style-name="Footnote"><text:a xlink:type="simple" xlink:href="http://en.wikipedia.org/wiki/WAV">http://en.wikipedia.org/wiki/WAV</text:a></text:p></text:note-body></text:note> (Waveform Audio File Format)</text:p>
        </text:list-item>
        <text:list-item>
          <text:p text:style-name="P30">WavPack<text:note text:id="ftn107" text:note-class="footnote"><text:note-citation>107</text:note-citation><text:note-body><text:p text:style-name="Footnote"><text:a xlink:type="simple" xlink:href="http://en.wikipedia.org/wiki/Wavpack">http://en.wikipedia.org/wiki/Wavpack</text:a></text:p></text:note-body></text:note></text:p>
        </text:list-item>
        <text:list-item>
          <text:p text:style-name="P30">WMA Lossless<text:note text:id="ftn108" text:note-class="footnote"><text:note-citation>108</text:note-citation><text:note-body><text:p text:style-name="Footnote"><text:a xlink:type="simple" xlink:href="http://en.wikipedia.org/wiki/WMA_Lossless">http://en.wikipedia.org/wiki/WMA_Lossless</text:a></text:p></text:note-body></text:note> (Windows Media Audio Lossless)</text:p>
        </text:list-item>
      </text:list>
      <text:p text:style-name="Text_20_body"/>
      <text:h text:style-name="Heading_20_3" text:outline-level="3">Open Lossless audio options</text:h>
      <text:p text:style-name="Standard">Research suggests that only a handful of these are openly specified (although many of these are patent encumbered), including:</text:p>
      <text:p text:style-name="Standard"/>
      <text:list xml:id="list2009737766" text:continue-list="list507197690" text:style-name="L4">
        <text:list-item>
          <text:p text:style-name="P28">FLAC</text:p>
        </text:list-item>
        <text:list-item>
          <text:p text:style-name="P28">MPEG-4 ALS</text:p>
        </text:list-item>
        <text:list-item>
          <text:p text:style-name="P28"><text:soft-page-break/>MPEG-4 SLS</text:p>
        </text:list-item>
        <text:list-item>
          <text:p text:style-name="P28">PCM</text:p>
        </text:list-item>
        <text:list-item>
          <text:p text:style-name="P28">SHN (no longer developed)</text:p>
        </text:list-item>
        <text:list-item>
          <text:p text:style-name="P28">TTA</text:p>
        </text:list-item>
        <text:list-item>
          <text:p text:style-name="P28">WAV/BWF</text:p>
        </text:list-item>
        <text:list-item>
          <text:p text:style-name="P28">WavPack</text:p>
        </text:list-item>
      </text:list>
      <text:h text:style-name="Heading_20_3" text:outline-level="3">Recommended Audio</text:h>
      <text:p text:style-name="Text_20_body">The NAA should continue to support the FLAC format as the audio stream within video. This will, however, depend on the container format chosen.</text:p>
      <text:h text:style-name="Heading_20_2" text:outline-level="2">Container options</text:h>
      <text:p text:style-name="Text_20_body">The container format is a very important aspect of a video file. Not all container formats support every video and audio format, and as such either the container will influence the video and audio formats, or the audio and video formats will influence it.</text:p>
      <text:p text:style-name="Text_20_body"/>
      <text:p text:style-name="Text_20_body">As such, the container format as an additional requirement:</text:p>
      <text:list xml:id="list353985996" text:style-name="L9">
        <text:list-item>
          <text:p text:style-name="P31">It should support the NAA audio and video formats of choice.</text:p>
        </text:list-item>
      </text:list>
      <text:p text:style-name="Text_20_body"/>
      <text:h text:style-name="Heading_20_3" text:outline-level="3">Background on a complicated relationship</text:h>
      <text:p text:style-name="Text_20_body">Some container formats are based on the ISO base media file format<text:note text:id="ftn109" text:note-class="footnote"><text:note-citation>109</text:note-citation><text:note-body><text:p text:style-name="Footnote"><text:a xlink:type="simple" xlink:href="http://en.wikipedia.org/wiki/ISO_base_media_file_format">http://en.wikipedia.org/wiki/ISO_base_media_file_format</text:a></text:p></text:note-body></text:note> (ISO/IEC 14496-12), known as MPEG-4 Part 12<text:note text:id="ftn110" text:note-class="footnote"><text:note-citation>110</text:note-citation><text:note-body><text:p text:style-name="Footnote"><text:a xlink:type="simple" xlink:href="http://en.wikipedia.org/wiki/MPEG-4_Part_12">http://en.wikipedia.org/wiki/MPEG-4_Part_12</text:a></text:p></text:note-body></text:note> (MP4 version 1), which was directly based on Apple's Quicktime container format<text:note text:id="ftn111" text:note-class="footnote"><text:note-citation>111</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112" text:note-class="footnote"><text:note-citation>112</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113" text:note-class="footnote"><text:note-citation>113</text:note-citation><text:note-body><text:p text:style-name="Footnote"><text:a xlink:type="simple" xlink:href="http://en.wikipedia.org/wiki/MP4">http://en.wikipedia.org/wiki/MP4</text:a></text:p></text:note-body></text:note> version 2 format (ISO/IEC 14496-14) is part of MPEG-4 Part 14<text:note text:id="ftn114" text:note-class="footnote"><text:note-citation>114</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text:soft-page-break/>MOV -&gt; MP4 version 1 -&gt; ISO base media file format -&gt; Others<text:note text:id="ftn115" text:note-class="footnote"><text:note-citation>115</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1516032637" text:continue-list="list2009737766" text:style-name="L4">
        <text:list-item>
          <text:p text:style-name="P28">3GPP/2 (extension of ISO Base Media File Format)</text:p>
        </text:list-item>
        <text:list-item>
          <text:p text:style-name="P28">ASF - Advanced Systems Format (Microsoft)</text:p>
        </text:list-item>
        <text:list-item>
          <text:p text:style-name="P32">AVI - Audio Video Interleave (Microsoft)</text:p>
        </text:list-item>
        <text:list-item>
          <text:p text:style-name="P28">DIVX/DMF<text:note text:id="ftn116" text:note-class="footnote"><text:note-citation>116</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8">F4V (Adobe Flash video, extension of ISO Base Media File Format)</text:p>
        </text:list-item>
        <text:list-item>
          <text:p text:style-name="P28">FLV<text:note text:id="ftn117" text:note-class="footnote"><text:note-citation>117</text:note-citation><text:note-body><text:p text:style-name="Footnote"><text:a xlink:type="simple" xlink:href="http://en.wikipedia.org/wiki/Flash_Video">http://en.wikipedia.org/wiki/Flash_Video</text:a></text:p></text:note-body></text:note> – Flash video, superseded by F4V</text:p>
        </text:list-item>
        <text:list-item>
          <text:p text:style-name="P28">GFX<text:note text:id="ftn118" text:note-class="footnote"><text:note-citation>118</text:note-citation><text:note-body><text:p text:style-name="Footnote"><text:a xlink:type="simple" xlink:href="http://en.wikipedia.org/wiki/GXF">http://en.wikipedia.org/wiki/GXF</text:a></text:p></text:note-body></text:note> – General Exchange Format</text:p>
        </text:list-item>
        <text:list-item>
          <text:p text:style-name="P28">MKV<text:note text:id="ftn119" text:note-class="footnote"><text:note-citation>119</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8">MJ2 (Motion JPEG 2000 - ISO/IEC 15444-3, ITU-T T.802)</text:p>
        </text:list-item>
        <text:list-item>
          <text:p text:style-name="P28">MOV/QT - Quicktime</text:p>
        </text:list-item>
        <text:list-item>
          <text:p text:style-name="P28">MP4 version 1<text:note text:id="ftn120" text:note-class="footnote"><text:note-citation>120</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8">MP4 version 2 (MPEG-4 Part 14 - extension of ISO Base Media File Format)<text:note text:id="ftn121" text:note-class="footnote"><text:note-citation>121</text:note-citation><text:note-body><text:p text:style-name="Footnote"><text:a xlink:type="simple" xlink:href="http://www.mp4ra.org/specs.html">http://www.mp4ra.org/specs.html</text:a></text:p></text:note-body></text:note></text:p>
        </text:list-item>
        <text:list-item>
          <text:p text:style-name="P28">MXF – Material Exchange Format</text:p>
        </text:list-item>
        <text:list-item>
          <text:p text:style-name="P28">Ogg<text:note text:id="ftn122" text:note-class="footnote"><text:note-citation>122</text:note-citation><text:note-body><text:p text:style-name="Footnote"><text:a xlink:type="simple" xlink:href="http://xiph.org/ogg/">http://xiph.org/ogg/</text:a></text:p></text:note-body></text:note> (.ogv file extension, official Ogg container for video, supported by Xiph)</text:p>
        </text:list-item>
        <text:list-item>
          <text:p text:style-name="P28">Ogm<text:note text:id="ftn123" text:note-class="footnote"><text:note-citation>123</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8">RM - RealMedia</text:p>
        </text:list-item>
        <text:list-item>
          <text:p text:style-name="P28">WMA</text:p>
        </text:list-item>
        <text:list-item>
          <text:p text:style-name="P28">WMV</text:p>
        </text:list-item>
      </text:list>
      <text:h text:style-name="Heading_20_3" text:outline-level="3">Open Container Options</text:h>
      <text:p text:style-name="Standard">Research suggests that only a handful of these are openly specified, including:</text:p>
      <text:p text:style-name="Standard"/>
      <text:list xml:id="list1348523439" text:continue-numbering="true" text:style-name="L4">
        <text:list-item>
          <text:p text:style-name="P28">F4V – not designed for lossless and optimised for streaming, only supports H.264 and lossy audio only.</text:p>
        </text:list-item>
        <text:list-item>
          <text:p text:style-name="P28">FLV – obsolete, not designed for lossless, supports only H.264 and PCM.</text:p>
        </text:list-item>
        <text:list-item>
          <text:p text:style-name="P28"><text:soft-page-break/>GXF<text:note text:id="ftn124" text:note-class="footnote"><text:note-citation>124</text:note-citation><text:note-body><text:p text:style-name="Footnote"><text:a xlink:type="simple" xlink:href="http://www.ebu.ch/en/technical/trev/trev_291-edge.pdf">http://www.ebu.ch/en/technical/trev/trev_291-edge.pdf</text:a></text:p></text:note-body></text:note></text:p>
        </text:list-item>
        <text:list-item>
          <text:p text:style-name="P28">MKV<text:note text:id="ftn125" text:note-class="footnote"><text:note-citation>125</text:note-citation><text:note-body><text:p text:style-name="Footnote"><text:a xlink:type="simple" xlink:href="http://matroska.org/technical/specs/index.html">http://matroska.org/technical/specs/index.html</text:a></text:p></text:note-body></text:note></text:p>
        </text:list-item>
        <text:list-item>
          <text:p text:style-name="P28">MJ2</text:p>
        </text:list-item>
        <text:list-item>
          <text:p text:style-name="P28">MOV (use of this file format subject to licensing from Apple<text:note text:id="ftn127" text:note-class="footnote"><text:note-citation>126</text:note-citation><text:note-body><text:p text:style-name="Footnote"><text:a xlink:type="simple" xlink:href="http://developer.apple.com/standards/classicquicktime.html">http://developer.apple.com/standards/classicquicktime.html</text:a></text:p></text:note-body></text:note>)</text:p>
        </text:list-item>
        <text:list-item>
          <text:p text:style-name="P28">MP4 v1</text:p>
        </text:list-item>
        <text:list-item>
          <text:p text:style-name="P28">MP4 v2</text:p>
        </text:list-item>
        <text:list-item>
          <text:p text:style-name="P28">MXF<text:note text:id="ftn126" text:note-class="footnote"><text:note-citation>127</text:note-citation><text:note-body><text:p text:style-name="Footnote"><text:a xlink:type="simple" xlink:href="http://www.smpte.org/smpte_store/standards/">http://www.smpte.org/smpte_store/standards/</text:a></text:p></text:note-body></text:note></text:p>
        </text:list-item>
        <text:list-item>
          <text:p text:style-name="P28">NUT</text:p>
        </text:list-item>
        <text:list-item>
          <text:p text:style-name="P28">Ogg<text:note text:id="ftn0" text:note-class="footnote"><text:note-citation>128</text:note-citation><text:note-body><text:p text:style-name="Footnote"><text:a xlink:type="simple" xlink:href="http://www.xiph.org/ogg/doc/">http://www.xiph.org/ogg/doc/</text:a></text:p></text:note-body></text:note></text:p>
        </text:list-item>
        <text:list-item>
          <text:p text:style-name="P28">Ogm</text:p>
        </text:list-item>
      </text:list>
      <text:p text:style-name="Text_20_body"/>
      <text:p text:style-name="Text_20_body">Several of these container formats can be readily excluded, as they only support lossy video and/or audio formats, or are already obsolete.</text:p>
      <text:h text:style-name="Heading_20_3" text:outline-level="3">Assessing Container Format Requirements Suitability</text:h>
      <text:p text:style-name="Text_20_body">The following is an assessment of the suitability of potentially suitable open container formats.</text:p>
      <text:h text:style-name="Heading_20_4" text:outline-level="4">[Container]</text:h>
      <text:p text:style-name="Text_20_body">Introduce container format</text:p>
      <text:h text:style-name="Heading_20_5" text:outline-level="5">Format requirements</text:h>
      <text:p text:style-name="Text_20_body">The following summarises how [CONTAINER] compares against NAA data format requirements.</text:p>
      <text:h text:style-name="Heading_20_6" text:outline-level="6">Community developed</text:h>
      <text:p text:style-name="Text_20_body">Discuss</text:p>
      <text:h text:style-name="Heading_20_6" text:outline-level="6">Multiple implementations</text:h>
      <text:p text:style-name="Text_20_body">Discuss</text:p>
      <text:h text:style-name="Heading_20_6" text:outline-level="6">Openly specified</text:h>
      <text:p text:style-name="Text_20_body">Discuss</text:p>
      <text:h text:style-name="Heading_20_6" text:outline-level="6">Patent and royalty free</text:h>
      <text:p text:style-name="Text_20_body">Discuss</text:p>
      <text:h text:style-name="Heading_20_5" text:outline-level="5"><text:soft-page-break/>Suitability score</text:h>
      <text:p text:style-name="P5">[SCORE]</text:p>
      <text:p text:style-name="Text_20_body">Summary</text:p>
      <text:p text:style-name="Text_20_body"/>
      <text:p text:style-name="Text_20_body"/>
      <text:p text:style-name="Text_20_body">matroksa – support for Dirac in FFmpeg.<text:note text:id="ftn128" text:note-class="footnote"><text:note-citation>129</text:note-citation><text:note-body><text:p text:style-name="Footnote"><text:a xlink:type="simple" xlink:href="http://lists.mplayerhq.hu/pipermail/ffmpeg-devel/2008-December/057264.html">http://lists.mplayerhq.hu/pipermail/ffmpeg-devel/2008-December/057264.html</text:a></text:p></text:note-body></text:note></text:p>
      <text:h text:style-name="Heading_20_3" text:outline-level="3">Recommended Container</text:h>
      <text:p text:style-name="Text_20_body">While the recommended container format needs to address as much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it is supported primarily by Ogg, but also by Matroska.</text:p>
      <text:p text:style-name="Text_20_body"/>
      <text:p text:style-name="Text_20_body">Ogm is essentially a number of extensions to the audio Ogg container. As such, it was not designed with video in mind from its inception. On the other hand, Matroska was specifically designed as a video container format. Both are free and open source containers, and while Ogg is gaining in popularity due to the push for open video streaming in HTML5, Matroska is fast becoming the format of choice for storing high quality H.264 content such as Blu-Ray DVD rips.</text:p>
      <text:p text:style-name="Text_20_body"/>
      <text:p text:style-name="Text_20_body">As such, Matroska appears to support the NAA's requirements better than Ogg.</text:p>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660541229" text:style-name="L10">
        <text:list-item>
          <text:p text:style-name="P27">Looking after just one image format</text:p>
        </text:list-item>
        <text:list-item>
          <text:p text:style-name="P27">No need to continually transcode video to newer versions or alternate formats</text:p>
        </text:list-item>
        <text:list-item>
          <text:p text:style-name="P27">Already lossless</text:p>
        </text:list-item>
        <text:list-item>
          <text:p text:style-name="P27">Each frame stored in its entirety</text:p>
        </text:list-item>
        <text:list-item>
          <text:p text:style-name="P27">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29" text:note-class="footnote"><text:note-citation>130</text:note-citation><text:note-body><text:p text:style-name="Footnote"><text:a xlink:type="simple" xlink:href="http://orange.blender.org/download">http://orange.blender.org/download</text:a></text:p></text:note-body></text:note> and Big Buck Bunny<text:note text:id="ftn130" text:note-class="footnote"><text:note-citation>131</text:note-citation><text:note-body><text:p text:style-name="Footnote"><text:a xlink:type="simple" xlink:href="http://www.bigbuckbunny.org/index.php/download/">http://www.bigbuckbunny.org/index.php/download/</text:a></text:p></text:note-body></text:note>.</text:p>
      <text:p text:style-name="P1"/>
      <text:h text:style-name="Heading_20_1" text:outline-level="1"><text:soft-page-break/>Test cases</text:h>
      <text:p text:style-name="P2">Size of files, etc</text:p>
      <text:h text:style-name="Heading_20_1" text:outline-level="1">Summary</text:h>
      <text:p text:style-name="P2">Dirac<text:note text:id="ftn131" text:note-class="footnote"><text:note-citation>132</text:note-citation><text:note-body><text:p text:style-name="Footnote"><text:a xlink:type="simple" xlink:href="http://www.diracvideo.org/"><text:span text:style-name="T3">http://www.diracvideo.org/</text:span></text:a></text:p></text:note-body></text:note> is a patent free, openly specified video format<text:note text:id="ftn132" text:note-class="footnote"><text:note-citation>133</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33" text:note-class="footnote"><text:note-citation>134</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27T16:09:52</dc:date>
    <meta:editing-duration>PT34H09M15S</meta:editing-duration>
    <meta:editing-cycles>850</meta:editing-cycles>
    <meta:document-statistic meta:table-count="1" meta:image-count="0" meta:object-count="0" meta:page-count="24" meta:paragraph-count="643" meta:word-count="6482" meta:character-count="44846"/>
  </office:meta>
</office:document-meta>
</file>